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>
      <style:paragraph-properties fo:text-align="justify" style:justify-single-word="false"/>
      <style:text-properties fo:language="fr" fo:country="BE"/>
    </style:style>
    <style:style style:name="P10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fr" fo:country="B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de" fo:country="DE"/>
    </style:style>
    <style:style style:name="P13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de" fo:country="DE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8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US"/>
    </style:style>
    <style:style style:name="P2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2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font-size="6pt" style:font-size-asian="6pt"/>
    </style:style>
    <style:style style:name="P23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fr" fo:country="BE"/>
    </style:style>
    <style:style style:name="T8" style:family="text">
      <style:text-properties fo:language="en" fo:country="GB"/>
    </style:style>
    <style:style style:name="T9" style:family="text">
      <style:text-properties fo:language="en" fo:country="US"/>
    </style:style>
    <style:style style:name="T10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1" style:family="text">
      <style:text-properties fo:color="#ff6600" fo:font-weight="bold" style:font-weight-asian="bold" style:font-weight-complex="bold"/>
    </style:style>
    <style:style style:name="T12" style:family="text">
      <style:text-properties fo:language="de" fo:country="DE"/>
    </style:style>
    <style:style style:name="T1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453---SYSTEME D'EXPLOITATION - e-learning - Séquence 5</text:span></text:p>
      <text:p text:style-name="P2"><text:span text:style-name="T1">Connexions, outils et accès aux manuels – 1</text:span></text:p>
      <text:p text:style-name="P5"/>
      <text:p text:style-name="P14"><text:span text:style-name="T2">Légende</text:span><text:span text:style-name="T3"> :</text:span></text:p>
      <text:p text:style-name="P15"/>
      <text:p text:style-name="P16">Explications sur fond blanc</text:p>
      <text:p text:style-name="P17">Exercice à accomplir sur fond rouge clair</text:p>
      <text:p text:style-name="P18">Une ou plusieurs solutions possibles pour accomplir l’exercice sur fond vert clair</text:p>
      <text:p text:style-name="P6"/>
      <text:p text:style-name="P6"/>
      <text:p text:style-name="P6"/>
      <text:p text:style-name="P6">Debian GNU/Linux étant installé, vous pouvez ouvrir une session en tant qu’utilisateur de ce système.</text:p>
      <text:p text:style-name="P6"/>
      <text:p text:style-name="P6">Dans le « bureau » qui se présente alors à vous (interface graphique), dans le menu « Activités », puis « Afficher les applications », vous pouvez lancer un interpréteur de commandes (Shell), c’est-à-dire un « Terminal ».</text:p>
      <text:p text:style-name="P6"/>
      <text:p text:style-name="P6">Lorsqu’on tape une commande dans un terminal puis qu’on pousse sur la touche « Entrée » pour l’exécuter, c’est un programme (soit « système », soit « d’application ») que l’on exécute. Une commande possède un « nom » et, selon l’utilisation que l’on en fait, peut être assortie d’une ou de plusieurs « options » et d’un « argument ». Par exemple, dans la commande : « ls -l /usr/bin/who », « ls » est le nom, « -l » est une option et « /usr/bin/who » est l’argument.</text:p>
      <text:p text:style-name="P6"/>
      <text:p text:style-name="P6">Un système Linux est absolument sensible à la casse ; par exemple, la commande : « ls » DOIT être tapée « ls », et NON « LS » ou « Ls » ! Il en est de même pour tout nom d’utilisateur, de groupe, de fichier, de répertoire, etc.</text:p>
      <text:p text:style-name="P6"/>
      <text:p text:style-name="P6"/>
      <text:p text:style-name="P6"/>
      <text:p text:style-name="P1"><text:span text:style-name="T4">Quelques commandes</text:span><text:span text:style-name="T6"> :</text:span></text:p>
      <text:p text:style-name="P6"/>
      <text:p text:style-name="P6"/>
      <text:p text:style-name="P6"/>
      <text:p text:style-name="P6">Chaque commande est annoncée avec son numéro de section de manuel (affichez au sujet des sections le manuel de la commande man en tapant la commande : « man man »).</text:p>
      <text:p text:style-name="P6"/>
      <text:p text:style-name="P6">Dans une page de manuel, dans la rédaction d’un synopsis de commande, ce qui est non obligatoire est écrit entre crochets droits : « [ <text:s text:c="2"/>] ».</text:p>
      <text:p text:style-name="P6"/>
      <text:p text:style-name="P6"/>
      <text:p text:style-name="P6"/>
      <text:p text:style-name="P16">PWD(1)</text:p>
      <text:p text:style-name="P16"/>
      <text:p text:style-name="P16">NOM</text:p>
      <text:p text:style-name="P16"><text:s text:c="7"/>pwd - Afficher le nom du répertoire de travail actuel</text:p>
      <text:p text:style-name="P16"/>
      <text:p text:style-name="P16"><text:soft-page-break/>SYNOPSIS</text:p>
      <text:p text:style-name="P16"><text:s text:c="7"/>pwd [OPTION]...</text:p>
      <text:p text:style-name="P16"/>
      <text:p text:style-name="P16">DESCRIPTION</text:p>
      <text:p text:style-name="P16"><text:s text:c="7"/>Afficher le nom complet du répertoire de travail actuel.</text:p>
      <text:p text:style-name="P6"/>
      <text:p text:style-name="P6"/>
      <text:p text:style-name="P6"/>
      <text:p text:style-name="P16">WHOAMI(1)</text:p>
      <text:p text:style-name="P16"/>
      <text:p text:style-name="P16">NOM</text:p>
      <text:p text:style-name="P16"><text:s text:c="7"/>whoami - Afficher l'identifiant d'utilisateur</text:p>
      <text:p text:style-name="P16"/>
      <text:p text:style-name="P16"><text:span text:style-name="T7">SYNOPSIS</text:span></text:p>
      <text:p text:style-name="P16"><text:span text:style-name="T7"><text:s text:c="7"/>whoami [OPTION]...</text:span></text:p>
      <text:p text:style-name="P19"/>
      <text:p text:style-name="P16">DESCRIPTION</text:p>
      <text:p text:style-name="P16"><text:s text:c="7"/>Afficher le nom d'utilisateur associé à l'utilisateur courant. Identique à id -un.</text:p>
      <text:p text:style-name="P6"/>
      <text:p text:style-name="P6"/>
      <text:p text:style-name="P6"/>
      <text:p text:style-name="P16">ID(1)</text:p>
      <text:p text:style-name="P16"/>
      <text:p text:style-name="P16">NOM</text:p>
      <text:p text:style-name="P16"><text:s text:c="7"/>id - Afficher les identifiants d'utilisateur et de groupe effectifs et réels</text:p>
      <text:p text:style-name="P16"/>
      <text:p text:style-name="P16">SYNOPSIS</text:p>
      <text:p text:style-name="P16"><text:s text:c="7"/>id [OPTION]... [UTILISATEUR]</text:p>
      <text:p text:style-name="P16"/>
      <text:p text:style-name="P16">DESCRIPTION</text:p>
      <text:p text:style-name="P16"><text:s text:c="7"/>Afficher les informations sur l'utilisateur et le groupe pour UTILISATEUR,</text:p>
      <text:p text:style-name="P16"><text:s text:c="7"/>ou (si UTILISATEUR est omis) pour l'utilisateur courant.</text:p>
      <text:p text:style-name="P6"/>
      <text:p text:style-name="P6"/>
      <text:p text:style-name="P6"/>
      <text:p text:style-name="P16">WHO(1)</text:p>
      <text:p text:style-name="P16"/>
      <text:p text:style-name="P16">NOM</text:p>
      <text:p text:style-name="P16"><text:s text:c="7"/>who - Montrer qui est connecté</text:p>
      <text:p text:style-name="P16"/>
      <text:p text:style-name="P16"><text:span text:style-name="T8">SYNOPSIS</text:span></text:p>
      <text:p text:style-name="P16"><text:span text:style-name="T8"><text:s text:c="7"/>who [OPTION] ... </text:span><text:span text:style-name="T9">[ FICHIER | PARAM1 PARAM2 ]</text:span></text:p>
      <text:p text:style-name="P20"/>
      <text:p text:style-name="P16">DESCRIPTION</text:p>
      <text:p text:style-name="P16"><text:s text:c="7"/>Afficher les informations sur les utilisateurs actuellement connectés.</text:p>
      <text:p text:style-name="P6"/>
      <text:p text:style-name="P6"/>
      <text:p text:style-name="P6"/>
      <text:p text:style-name="P16">EXIT(3)</text:p>
      <text:p text:style-name="P16"><text:soft-page-break/></text:p>
      <text:p text:style-name="P16">NAME</text:p>
      <text:p text:style-name="P16"><text:s text:c="7"/>exit - Cause normal process termination</text:p>
      <text:p text:style-name="P6"/>
      <text:p text:style-name="P6"/>
      <text:p text:style-name="P6"/>
      <text:p text:style-name="P6">En particulier, la commande « exit » permet de terminer l’exécution d’un processus bash (Interpréteur de commandes GNU Bourne-Again Shell).</text:p>
      <text:p text:style-name="P6"/>
      <text:p text:style-name="P6"/>
      <text:p text:style-name="P6"/>
      <text:p text:style-name="P16"><text:span text:style-name="T8">CLEAR(1)</text:span></text:p>
      <text:p text:style-name="P21"/>
      <text:p text:style-name="P16"><text:span text:style-name="T8">NAME</text:span></text:p>
      <text:p text:style-name="P16"><text:span text:style-name="T8"><text:s text:c="7"/>clear - Clear the terminal screen</text:span></text:p>
      <text:p text:style-name="P21"/>
      <text:p text:style-name="P16"><text:span text:style-name="T8">SYNOPSIS</text:span></text:p>
      <text:p text:style-name="P16"><text:span text:style-name="T8"><text:s text:c="7"/>clear</text:span></text:p>
      <text:p text:style-name="P21"/>
      <text:p text:style-name="P16"><text:span text:style-name="T8">DESCRIPTION</text:span></text:p>
      <text:p text:style-name="P16"><text:span text:style-name="T8"><text:s text:c="7"/>clear clears your screen if this is possible. It looks in the environment</text:span></text:p>
      <text:p text:style-name="P16"><text:span text:style-name="T8"><text:s text:c="7"/>for the terminal type and then in the terminfo database to figure out</text:span></text:p>
      <text:p text:style-name="P16"><text:span text:style-name="T8"><text:s text:c="7"/>how to clear the screen.</text:span></text:p>
      <text:p text:style-name="P11"/>
      <text:p text:style-name="P11"/>
      <text:p text:style-name="P11"/>
      <text:p text:style-name="P16"><text:span text:style-name="T7">MAN(1)</text:span></text:p>
      <text:p text:style-name="P19"/>
      <text:p text:style-name="P16"><text:span text:style-name="T7">NOM</text:span></text:p>
      <text:p text:style-name="P16"><text:s text:c="7"/>man - Interface de consultation des manuels de référence en ligne</text:p>
      <text:p text:style-name="P6"/>
      <text:p text:style-name="P6"/>
      <text:p text:style-name="P6"/>
      <text:p text:style-name="P16"><text:span text:style-name="T8">INFO(1)</text:span></text:p>
      <text:p text:style-name="P21"/>
      <text:p text:style-name="P16"><text:span text:style-name="T8">NAME</text:span></text:p>
      <text:p text:style-name="P16"><text:span text:style-name="T8"><text:s text:c="7"/>info - Read Info Documents</text:span></text:p>
      <text:p text:style-name="P21"/>
      <text:p text:style-name="P16">SYNOPSIS</text:p>
      <text:p text:style-name="P16"><text:s text:c="7"/>info [OPTION]... [MENU-ITEM...]</text:p>
      <text:p text:style-name="P16"/>
      <text:p text:style-name="P16">DESCRIPTION</text:p>
      <text:p text:style-name="P16"><text:span text:style-name="T7"><text:s text:c="7"/>Read documentation in Info format.</text:span></text:p>
      <text:p text:style-name="P9"/>
      <text:p text:style-name="P9"/>
      <text:p text:style-name="P9"/>
      <text:p text:style-name="P16">WHATIS(1)</text:p>
      <text:p text:style-name="P16"/>
      <text:p text:style-name="P16">NOM</text:p>
      <text:p text:style-name="P16"><text:soft-page-break/><text:s text:c="7"/>whatis - Afficher la description des pages de manuel</text:p>
      <text:p text:style-name="P16"/>
      <text:p text:style-name="P16">SYNOPSIS</text:p>
      <text:p text:style-name="P16"><text:s text:c="7"/>whatis [-dlhvV] [-r|-w] [-s liste] [-m système[,...]] [-M chemin]</text:p>
      <text:p text:style-name="P16"><text:s text:c="7"/>[-L locale] [-C fichier] nom ...</text:p>
      <text:p text:style-name="P16"/>
      <text:p text:style-name="P16">DESCRIPTION</text:p>
      <text:p text:style-name="P16"><text:s text:c="7"/>Chaque page de manuel comporte une description courte.</text:p>
      <text:p text:style-name="P16"><text:s text:c="7"/>whatis recherche des pages de manuel dont le nom correspond à nom</text:p>
      <text:p text:style-name="P16"><text:s text:c="7"/>et affiche leur description courte.</text:p>
      <text:p text:style-name="P6"/>
      <text:p text:style-name="P6"/>
      <text:p text:style-name="P6"/>
      <text:p text:style-name="P16"><text:span text:style-name="T8">HOSTNAME(1)</text:span></text:p>
      <text:p text:style-name="P21"/>
      <text:p text:style-name="P16"><text:span text:style-name="T8">NAME</text:span></text:p>
      <text:p text:style-name="P16"><text:span text:style-name="T8"><text:s text:c="7"/>hostname - Show or set the system's host name</text:span></text:p>
      <text:p text:style-name="P11"/>
      <text:p text:style-name="P11"/>
      <text:p text:style-name="P11"/>
      <text:p text:style-name="P16"><text:span text:style-name="T7">UNAME(1)</text:span></text:p>
      <text:p text:style-name="P19"/>
      <text:p text:style-name="P16">NOM</text:p>
      <text:p text:style-name="P16"><text:s text:c="7"/>uname - Afficher des informations sur le système</text:p>
      <text:p text:style-name="P16"/>
      <text:p text:style-name="P16">SYNOPSIS</text:p>
      <text:p text:style-name="P16"><text:s text:c="7"/>uname [OPTION]...</text:p>
      <text:p text:style-name="P16"/>
      <text:p text:style-name="P16">DESCRIPTION</text:p>
      <text:p text:style-name="P16"><text:s text:c="7"/>Afficher certaines informations concernant le système.</text:p>
      <text:p text:style-name="P16"><text:s text:c="7"/>Le comportement est identique si OPTION est omis ou -s est utilisée.</text:p>
      <text:p text:style-name="P6"/>
      <text:p text:style-name="P6"/>
      <text:p text:style-name="P6"/>
      <text:p text:style-name="P16">DATE(1)</text:p>
      <text:p text:style-name="P16"/>
      <text:p text:style-name="P16">NOM</text:p>
      <text:p text:style-name="P16"><text:s text:c="7"/>date - Afficher ou configurer la date et l'heure du système</text:p>
      <text:p text:style-name="P16"/>
      <text:p text:style-name="P16">SYNOPSIS</text:p>
      <text:p text:style-name="P16"><text:s text:c="7"/>date [OPTION]... [+FORMAT]</text:p>
      <text:p text:style-name="P16"><text:s text:c="7"/>date [-u|--utc|--universal] [MMJJhhmm[[CC]AA][.ss]]</text:p>
      <text:p text:style-name="P16"/>
      <text:p text:style-name="P16">DESCRIPTION</text:p>
      <text:p text:style-name="P16"><text:s text:c="7"/>Afficher dans le FORMAT indiqué ou configurer la date et l'heure du système.</text:p>
      <text:p text:style-name="P6"/>
      <text:p text:style-name="P6"/>
      <text:p text:style-name="P6"/>
      <text:p text:style-name="P16"><text:span text:style-name="T8">CAL(1)</text:span></text:p>
      <text:p text:style-name="P21"><text:soft-page-break/></text:p>
      <text:p text:style-name="P16"><text:span text:style-name="T8">NAME</text:span></text:p>
      <text:p text:style-name="P16"><text:span text:style-name="T8"><text:s text:c="7"/>cal, ncal - Displays a calendar and the date of Easter</text:span></text:p>
      <text:p text:style-name="P21"/>
      <text:p text:style-name="P16"><text:span text:style-name="T8">SYNOPSIS</text:span></text:p>
      <text:p text:style-name="P16"><text:span text:style-name="T8"><text:s text:c="7"/>cal [-3hjy] [-A number] [-B number] [[month] year]</text:span></text:p>
      <text:p text:style-name="P16"><text:span text:style-name="T8"><text:s text:c="7"/>cal [-3hj] [-A number] [-B number] -m month [year]</text:span></text:p>
      <text:p text:style-name="P16"><text:span text:style-name="T8"><text:s text:c="7"/>ncal [-3bhjJpwySM] [-A number] [-B number] [-s country_code] [[month] year]</text:span></text:p>
      <text:p text:style-name="P16"><text:span text:style-name="T8"><text:s text:c="7"/>ncal [-3bhJeoSM] [-A number] [-B number] [year]</text:span></text:p>
      <text:p text:style-name="P16"><text:span text:style-name="T8"><text:s text:c="7"/>ncal [-CN] [-H yyyy-mm-dd] [-d yyyy-mm]</text:span></text:p>
      <text:p text:style-name="P21"/>
      <text:p text:style-name="P16"><text:span text:style-name="T8">DESCRIPTION</text:span></text:p>
      <text:p text:style-name="P16"><text:span text:style-name="T8"><text:s text:c="7"/>The cal utility displays a simple calendar in traditional format</text:span></text:p>
      <text:p text:style-name="P16"><text:span text:style-name="T8"><text:s text:c="7"/>and ncal offers an alternative layout, more options and the date of Easter.</text:span></text:p>
      <text:p text:style-name="P16"><text:span text:style-name="T8"><text:s text:c="7"/>The new format is a little cramped but it makes a year fit on a 25x80 terminal.</text:span></text:p>
      <text:p text:style-name="P16"><text:span text:style-name="T8"><text:s text:c="7"/>If arguments are not specified, the current month is displayed.</text:span></text:p>
      <text:p text:style-name="P11"/>
      <text:p text:style-name="P11"/>
      <text:p text:style-name="P11"/>
      <text:p text:style-name="P16"><text:span text:style-name="T7">PASSWD(1)</text:span></text:p>
      <text:p text:style-name="P19"/>
      <text:p text:style-name="P16">NOM</text:p>
      <text:p text:style-name="P16"><text:s text:c="7"/>passwd - Modifier le mot de passe d'un utilisateur</text:p>
      <text:p text:style-name="P16"/>
      <text:p text:style-name="P16">SYNOPSIS</text:p>
      <text:p text:style-name="P16"><text:s text:c="7"/>passwd [options] [LOGIN]</text:p>
      <text:p text:style-name="P16"/>
      <text:p text:style-name="P16">DESCRIPTION</text:p>
      <text:p text:style-name="P16"><text:s text:c="7"/>La commande passwd modifie les mots de passe des comptes d'utilisateurs.</text:p>
      <text:p text:style-name="P16"><text:s text:c="7"/>Un utilisateur normal ne peut changer que son propre mot de passe, alors que</text:p>
      <text:p text:style-name="P16"><text:s text:c="7"/>le superutilisateur peut changer le mot de passe associé à n'importe quel compte.</text:p>
      <text:p text:style-name="P16"><text:s text:c="7"/>passwd modifie également les dates de fin de validité du compte</text:p>
      <text:p text:style-name="P16"><text:s text:c="7"/>ou du mot de passe associé.</text:p>
      <text:p text:style-name="P6"/>
      <text:p text:style-name="P6"/>
      <text:p text:style-name="P6"/>
      <text:p text:style-name="P1"><text:span text:style-name="T4">Un fichier</text:span><text:span text:style-name="T6"> :</text:span></text:p>
      <text:p text:style-name="P6"/>
      <text:p text:style-name="P6"/>
      <text:p text:style-name="P6"/>
      <text:p text:style-name="P16">PASSWD(5)</text:p>
      <text:p text:style-name="P16"/>
      <text:p text:style-name="P16">NOM</text:p>
      <text:p text:style-name="P16"><text:s text:c="7"/>passwd - Fichier des mots de passe (en fait : d’informations sur les comptes utilisateurs)</text:p>
      <text:p text:style-name="P16"/>
      <text:p text:style-name="P16">DESCRIPTION</text:p>
      <text:p text:style-name="P16"><text:s text:c="7"/>/etc/passwd contient différentes informations sur les comptes utilisateurs.</text:p>
      <text:p text:style-name="P16"><text:s text:c="7"/>Ces informations consistent en sept champs séparés par des deux-points (« : ») :</text:p>
      <text:p text:style-name="P16"/>
      <text:p text:style-name="P16"><text:s text:c="7"/>· <text:s text:c="2"/>nom de connexion de l'utilisateur (« login »)</text:p>
      <text:p text:style-name="P22"><text:soft-page-break/></text:p>
      <text:p text:style-name="P16"><text:s text:c="7"/>· <text:s text:c="2"/>un mot de passe chiffré optionnel</text:p>
      <text:p text:style-name="P22"/>
      <text:p text:style-name="P16"><text:s text:c="7"/>· <text:s text:c="2"/>l'identifiant numérique de l'utilisateur</text:p>
      <text:p text:style-name="P22"/>
      <text:p text:style-name="P16"><text:s text:c="7"/>· <text:s text:c="2"/>l'identifiant numérique du groupe de l'utilisateur</text:p>
      <text:p text:style-name="P22"/>
      <text:p text:style-name="P16"><text:s text:c="7"/>· <text:s text:c="2"/>le nom complet de l'utilisateur ou un champ de commentaires</text:p>
      <text:p text:style-name="P22"/>
      <text:p text:style-name="P16"><text:s text:c="7"/>· <text:s text:c="2"/>le répertoire personnel de l'utilisateur</text:p>
      <text:p text:style-name="P22"/>
      <text:p text:style-name="P16"><text:s text:c="7"/>· <text:s text:c="2"/>l'interpréteur de commandes de l'utilisateur (optionnel)</text:p>
      <text:p text:style-name="P16"/>
      <text:p text:style-name="P16"><text:s text:c="7"/>Le champ du mot de passe chiffré peut être vide. Dans ce cas,</text:p>
      <text:p text:style-name="P16"><text:s text:c="7"/>aucun mot de passe n'est nécessaire pour s'authentifier avec le compte donné.</text:p>
      <text:p text:style-name="P16"><text:s text:c="7"/>Cependant, certaines applications qui lisent le fichier /etc/passwd peuvent décider</text:p>
      <text:p text:style-name="P16"><text:s text:c="7"/>de ne donner aucun accès si le mot de passe est vide. Si le mot de passe est un « x »</text:p>
      <text:p text:style-name="P16"><text:s text:c="7"/>minuscule, alors le mot de passe chiffré se trouve dans le fichier shadow(5) ;</text:p>
      <text:p text:style-name="P16"><text:s text:c="7"/>il doit y avoir une ligne correspondante dans le fichier shadow,</text:p>
      <text:p text:style-name="P16"><text:s text:c="7"/>sinon le compte de l'utilisateur n'est pas valide.</text:p>
      <text:p text:style-name="P6"/>
      <text:p text:style-name="P6"/>
      <text:p text:style-name="P6"/>
      <text:p text:style-name="P3"><text:span text:style-name="T10">LABORATOIRE – Connexions, outils et accès aux manuels – 1</text:span></text:p>
      <text:p text:style-name="P6"/>
      <text:p text:style-name="P6"/>
      <text:p text:style-name="P6"/>
      <text:p text:style-name="P4"><text:span text:style-name="T11">Dans la distribution Debian GNU/Linux :</text:span></text:p>
      <text:p text:style-name="P6"/>
      <text:p text:style-name="P6"/>
      <text:p text:style-name="P6"/>
      <text:p text:style-name="P6">Une connexion au système (Ouverture de session ou Logging on), dans l’interface graphique ou dans une interface texte (il y en a six : tty1 à tty6), nécessite la saisie de deux informations : Username + Password.</text:p>
      <text:p text:style-name="P6"/>
      <text:p text:style-name="P7">Connectez-vous au système en mode graphique (Username + Password)</text:p>
      <text:p text:style-name="P6"/>
      <text:p text:style-name="P6">Vous venez de lancer une « session utilisateur » en mode graphique.</text:p>
      <text:p text:style-name="P6"/>
      <text:p text:style-name="P6"/>
      <text:p text:style-name="P6"/>
      <text:p text:style-name="P7">Etant connecté au système en mode graphique, basculez en mode texte (dans tty6)</text:p>
      <text:p text:style-name="P6"/>
      <text:p text:style-name="P8">CTRL+ALT+F6</text:p>
      <text:p text:style-name="P6"/>
      <text:p text:style-name="P6"/>
      <text:p text:style-name="P6"/>
      <text:p text:style-name="P7">Etant en mode texte dans tty6, basculez en mode texte dans tty2</text:p>
      <text:p text:style-name="P6"/>
      <text:p text:style-name="P8">ALT+F2</text:p>
      <text:p text:style-name="P6"/>
      <text:p text:style-name="P6"><text:soft-page-break/></text:p>
      <text:p text:style-name="P6"/>
      <text:p text:style-name="P7">Connectez-vous (Username + Password)</text:p>
      <text:p text:style-name="P6"/>
      <text:p text:style-name="P6">Vous venez de lancer une « session utilisateur » en mode texte.</text:p>
      <text:p text:style-name="P6"/>
      <text:p text:style-name="P6">Dans la suite, pour la nécessité des explications, le mot « user » représentera le nom de l’utilisateur ordinaire.</text:p>
      <text:p text:style-name="P6"/>
      <text:p text:style-name="P6">En tête de ligne de commande, on trouve : « user@localhost:~$ » ; « ~ » signifie que le working directory est : répertoire personnel de user (en principe : /home/user) et « $ » signifie que le current logged user est « user », c’est-à-dire un utilisateur ordinaire et non pas l’administrateur du système, c’est-à-dire le superutilisateur, nommé « root ».</text:p>
      <text:p text:style-name="P6"/>
      <text:p text:style-name="P6"/>
      <text:p text:style-name="P6"/>
      <text:p text:style-name="P7">Affichez le chemin complet du current working directory</text:p>
      <text:p text:style-name="P6"/>
      <text:p text:style-name="P8">pwd</text:p>
      <text:p text:style-name="P6"/>
      <text:p text:style-name="P6"/>
      <text:p text:style-name="P6"/>
      <text:p text:style-name="P7">Affichez sous quel compte vous êtes connecté</text:p>
      <text:p text:style-name="P6"/>
      <text:p text:style-name="P8">whoami</text:p>
      <text:p text:style-name="P6"/>
      <text:p text:style-name="P6"/>
      <text:p text:style-name="P6"/>
      <text:p text:style-name="P7">Affichez l’identification système de votre compte</text:p>
      <text:p text:style-name="P6"/>
      <text:p text:style-name="P8">id</text:p>
      <text:p text:style-name="P6"/>
      <text:p text:style-name="P6"/>
      <text:p text:style-name="P6"/>
      <text:p text:style-name="P7">Affichez la liste des utilisateurs connectés</text:p>
      <text:p text:style-name="P6"/>
      <text:p text:style-name="P8">who</text:p>
      <text:p text:style-name="P6"/>
      <text:p text:style-name="P6"/>
      <text:p text:style-name="P6"/>
      <text:p text:style-name="P7">Déconnectez-vous</text:p>
      <text:p text:style-name="P6"/>
      <text:p text:style-name="P8">exit</text:p>
      <text:p text:style-name="P6"/>
      <text:p text:style-name="P6"/>
      <text:p text:style-name="P6"/>
      <text:p text:style-name="P7">Basculez en mode graphique</text:p>
      <text:p text:style-name="P6"/>
      <text:p text:style-name="P8">ALT+F7</text:p>
      <text:p text:style-name="P6"/>
      <text:p text:style-name="P6"><text:soft-page-break/></text:p>
      <text:p text:style-name="P6"/>
      <text:p text:style-name="P7">Basculez en mode texte (dans tty3)</text:p>
      <text:p text:style-name="P6"/>
      <text:p text:style-name="P8">CTRL+ALT+F3</text:p>
      <text:p text:style-name="P6"/>
      <text:p text:style-name="P6"/>
      <text:p text:style-name="P6"/>
      <text:p text:style-name="P7">Connectez-vous (Username + Password)</text:p>
      <text:p text:style-name="P6"/>
      <text:p text:style-name="P6"/>
      <text:p text:style-name="P6"/>
      <text:p text:style-name="P7">Affichez le manuel (commande Unix) de la commande clear</text:p>
      <text:p text:style-name="P6"/>
      <text:p text:style-name="P8">man clear</text:p>
      <text:p text:style-name="P8"/>
      <text:p text:style-name="P8">…</text:p>
      <text:p text:style-name="P8"/>
      <text:p text:style-name="P8">q</text:p>
      <text:p text:style-name="P6"/>
      <text:p text:style-name="P6">« q » permet de terminer cet affichage.</text:p>
      <text:p text:style-name="P6"/>
      <text:p text:style-name="P6"/>
      <text:p text:style-name="P6"/>
      <text:p text:style-name="P7">Affichez le manuel (commande Gnu) de la commande clear</text:p>
      <text:p text:style-name="P6"/>
      <text:p text:style-name="P8">info clear</text:p>
      <text:p text:style-name="P6"/>
      <text:p text:style-name="P6"/>
      <text:p text:style-name="P6"/>
      <text:p text:style-name="P7">Effacez l’écran du terminal</text:p>
      <text:p text:style-name="P6"/>
      <text:p text:style-name="P8">clear</text:p>
      <text:p text:style-name="P6"/>
      <text:p text:style-name="P6"/>
      <text:p text:style-name="P6"/>
      <text:p text:style-name="P7">Affichez le manuel de la commande whatis</text:p>
      <text:p text:style-name="P6"/>
      <text:p text:style-name="P8">man whatis</text:p>
      <text:p text:style-name="P6"/>
      <text:p text:style-name="P6"/>
      <text:p text:style-name="P6"/>
      <text:p text:style-name="P7">Affichez une courte description de la page de manuel de clear</text:p>
      <text:p text:style-name="P6"/>
      <text:p text:style-name="P8"><text:span text:style-name="T7">whatis clear</text:span></text:p>
      <text:p text:style-name="P9"/>
      <text:p text:style-name="P8"><text:span text:style-name="T7">man -f clear</text:span></text:p>
      <text:p text:style-name="P9"/>
      <text:p text:style-name="P9"/>
      <text:p text:style-name="P9"/>
      <text:p text:style-name="P7"><text:soft-page-break/>Affichez le manuel des commandes hostname et uname</text:p>
      <text:p text:style-name="P6"/>
      <text:p text:style-name="P8"><text:span text:style-name="T12">man hostname</text:span></text:p>
      <text:p text:style-name="P13"/>
      <text:p text:style-name="P8"><text:span text:style-name="T12">man uname</text:span></text:p>
      <text:p text:style-name="P12"/>
      <text:p text:style-name="P12"/>
      <text:p text:style-name="P12"/>
      <text:p text:style-name="P7">Affichez le nom d’hôte de la machine locale</text:p>
      <text:p text:style-name="P6"/>
      <text:p text:style-name="P8">hostname</text:p>
      <text:p text:style-name="P6"/>
      <text:p text:style-name="P6"/>
      <text:p text:style-name="P6"/>
      <text:p text:style-name="P7">Affichez toutes les informations sur le système (version du noyau, etc.)</text:p>
      <text:p text:style-name="P6"/>
      <text:p text:style-name="P8">uname -a</text:p>
      <text:p text:style-name="P6"/>
      <text:p text:style-name="P6">Version IMPAIRE (par exemple 2.5) = version de noyau INSTABLE</text:p>
      <text:p text:style-name="P6">Version PAIRE (par exemple 2.6) = version de noyau STABLE</text:p>
      <text:p text:style-name="P6"/>
      <text:p text:style-name="P6"/>
      <text:p text:style-name="P6"/>
      <text:p text:style-name="P7">Affichez le manuel des commandes date et cal</text:p>
      <text:p text:style-name="P6"/>
      <text:p text:style-name="P8"><text:span text:style-name="T7">man date</text:span></text:p>
      <text:p text:style-name="P10"/>
      <text:p text:style-name="P8"><text:span text:style-name="T7">man cal</text:span></text:p>
      <text:p text:style-name="P9"/>
      <text:p text:style-name="P9"/>
      <text:p text:style-name="P9"/>
      <text:p text:style-name="P7">Affichez la date et l’heure système</text:p>
      <text:p text:style-name="P6"/>
      <text:p text:style-name="P8">date</text:p>
      <text:p text:style-name="P6"/>
      <text:p text:style-name="P6"/>
      <text:p text:style-name="P6"/>
      <text:p text:style-name="P7">Affichez le calendrier courant</text:p>
      <text:p text:style-name="P6"/>
      <text:p text:style-name="P8">cal</text:p>
      <text:p text:style-name="P6"/>
      <text:p text:style-name="P6"/>
      <text:p text:style-name="P6"/>
      <text:p text:style-name="P7">Affichez le manuel de la commande man</text:p>
      <text:p text:style-name="P6"/>
      <text:p text:style-name="P8">man man</text:p>
      <text:p text:style-name="P6"/>
      <text:p text:style-name="P6">Les pages de manuel sont réparties dans huit [<text:span text:style-name="T5">neuf</text:span>] sections.</text:p>
      <text:p text:style-name="P6"/>
      <text:p text:style-name="P6"><text:soft-page-break/><text:s text:c="7"/>Le tableau ci-dessous indique le numéro des sections de manuel ainsi que le type de pages qu’elles contiennent.</text:p>
      <text:p text:style-name="P6"/>
      <text:p text:style-name="Standard"><text:s text:c="7"/>1 <text:s text:c="2"/>Programmes exécutables ou commandes de l’interpréteur de commandes (shell) ;</text:p>
      <text:p text:style-name="Standard"><text:s text:c="7"/>2 <text:s text:c="2"/>Appels système (Fonctions fournies par le noyau) ;</text:p>
      <text:p text:style-name="Standard"><text:s text:c="7"/>3 <text:s text:c="2"/>Appels de bibliothèque (fonctions fournies par les bibliothèques des programmes) ;</text:p>
      <text:p text:style-name="Standard"><text:s text:c="7"/>4 <text:s text:c="2"/>Fichiers spéciaux (situés généralement dans /dev) ;</text:p>
      <text:p text:style-name="Standard"><text:s text:c="7"/>5 <text:s text:c="2"/>Formats des fichiers et conventions. Par exemple /etc/passwd ;</text:p>
      <text:p text:style-name="Standard"><text:s text:c="7"/>6 <text:s text:c="2"/>Jeux ;</text:p>
      <text:p text:style-name="Standard"><text:s text:c="7"/>7 <text:s text:c="2"/>Divers (y compris les macropaquets et les conventions). Par exemple, man(7), groff(7) ;</text:p>
      <text:p text:style-name="Standard"><text:s text:c="7"/>8 <text:s text:c="2"/>Commandes de gestion du système (généralement réservées au superutilisateur) ;</text:p>
      <text:p text:style-name="Standard"><text:s text:c="7"/><text:span text:style-name="T13">9</text:span> <text:s text:c="2"/>Sous-programmes du noyau [<text:span text:style-name="T5">hors standard</text:span>].</text:p>
      <text:p text:style-name="Standard"/>
      <text:p text:style-name="P6"/>
      <text:p text:style-name="P6"/>
      <text:p text:style-name="P7">Affichez la page de manuel concernant le fichier passwd</text:p>
      <text:p text:style-name="P6"/>
      <text:p text:style-name="P8">man 5 passwd</text:p>
      <text:p text:style-name="P6"/>
      <text:p text:style-name="P6"/>
      <text:p text:style-name="P6"/>
      <text:p text:style-name="P7">Affichez le manuel de la commande passwd</text:p>
      <text:p text:style-name="P6"/>
      <text:p text:style-name="P8">man 1 passwd</text:p>
      <text:p text:style-name="P6"/>
      <text:p text:style-name="P8">man passwd</text:p>
      <text:p text:style-name="P6"/>
      <text:p text:style-name="P6"/>
      <text:p text:style-name="P6"/>
      <text:p text:style-name="P7">Déconnectez-vous</text:p>
      <text:p text:style-name="P6"/>
      <text:p text:style-name="P8">exit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3</meta:editing-cycles>
    <meta:creation-date>2015-10-26T15:17:00</meta:creation-date>
    <dc:date>2016-04-11T12:11:00</dc:date>
    <meta:editing-duration>PT4M</meta:editing-duration>
    <meta:generator>LibreOffice/5.1.6.2.0$Linux_X86_64 LibreOffice_project/10$Build-2</meta:generator>
    <meta:document-statistic meta:table-count="0" meta:image-count="0" meta:object-count="0" meta:page-count="10" meta:paragraph-count="218" meta:word-count="1531" meta:character-count="9806" meta:non-whitespace-character-count="7885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